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rebuchet MS" svg:font-family="'Trebuchet MS', Tahoma, Verdan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65cm" loext:contextual-spacing="false" fo:text-align="justify" style:justify-single-word="false" fo:text-indent="0cm" style:auto-text-indent="false" fo:padding="0cm" fo:border="none"/>
      <style:text-properties officeooo:paragraph-rsid="000c62e1"/>
    </style:style>
    <style:style style:name="P2" style:family="paragraph" style:parent-style-name="Text_20_body">
      <style:paragraph-properties fo:margin-left="0cm" fo:margin-right="0cm" fo:margin-top="0cm" fo:margin-bottom="0.265cm" loext:contextual-spacing="false" fo:text-align="center" style:justify-single-word="false" fo:text-indent="0cm" style:auto-text-indent="false" fo:padding="0cm" fo:border="none"/>
      <style:text-properties fo:font-variant="normal" fo:text-transform="none" fo:color="#515151" style:font-name="Trebuchet MS" fo:font-size="14pt" fo:letter-spacing="normal" fo:font-style="normal" fo:font-weight="normal" officeooo:paragraph-rsid="000c62e1" style:font-size-asian="14pt" style:font-size-complex="14pt"/>
    </style:style>
    <style:style style:name="P3" style:family="paragraph" style:parent-style-name="Text_20_body">
      <style:paragraph-properties fo:margin-left="0cm" fo:margin-right="0cm" fo:margin-top="0cm" fo:margin-bottom="0.265cm" loext:contextual-spacing="false" fo:text-align="justify" style:justify-single-word="false" fo:text-indent="0cm" style:auto-text-indent="false" fo:padding="0cm" fo:border="none"/>
      <style:text-properties fo:font-variant="normal" fo:text-transform="none" fo:color="#515151" style:font-name="Trebuchet MS" fo:font-size="14pt" fo:letter-spacing="normal" fo:font-style="normal" fo:font-weight="normal" officeooo:paragraph-rsid="000c62e1" style:font-size-asian="14pt" style:font-size-complex="14pt"/>
    </style:style>
    <style:style style:name="P4" style:family="paragraph" style:parent-style-name="Text_20_body">
      <style:paragraph-properties fo:margin-left="0cm" fo:margin-right="0cm" fo:margin-top="0cm" fo:margin-bottom="0.265cm" loext:contextual-spacing="false" fo:text-align="justify" style:justify-single-word="false" fo:text-indent="0cm" style:auto-text-indent="false" fo:padding="0cm" fo:border="none"/>
      <style:text-properties officeooo:rsid="000f224e" officeooo:paragraph-rsid="000f224e"/>
    </style:style>
    <style:style style:name="P5" style:family="paragraph" style:parent-style-name="Text_20_body">
      <style:paragraph-properties fo:margin-left="0cm" fo:margin-right="0cm" fo:margin-top="0cm" fo:margin-bottom="0.265cm" loext:contextual-spacing="false" fo:text-align="justify" style:justify-single-word="false" fo:text-indent="0cm" style:auto-text-indent="false" fo:padding="0cm" fo:border="none"/>
      <style:text-properties fo:font-weight="normal" officeooo:rsid="000f224e" officeooo:paragraph-rsid="000f224e" style:font-weight-asian="normal" style:font-weight-complex="normal"/>
    </style:style>
    <style:style style:name="P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515151" style:font-name="Trebuchet MS" fo:font-size="14pt" fo:letter-spacing="normal" fo:font-style="normal" fo:font-weight="normal" officeooo:paragraph-rsid="000c62e1" style:font-size-asian="14pt" style:font-size-complex="14pt"/>
    </style:style>
    <style:style style:name="P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515151" style:font-name="Trebuchet MS" fo:font-size="14pt" fo:letter-spacing="normal" fo:font-style="normal" fo:font-weight="normal" officeooo:paragraph-rsid="000c62e1" style:font-size-asian="12.25pt" style:font-size-complex="14pt"/>
    </style:style>
    <style:style style:name="P8" style:family="paragraph" style:parent-style-name="Text_20_body">
      <style:paragraph-properties fo:margin-top="0cm" fo:margin-bottom="0.265cm" loext:contextual-spacing="false" fo:text-align="justify" style:justify-single-word="false" fo:padding="0cm" fo:border="none"/>
      <style:text-properties fo:font-weight="normal" officeooo:rsid="0018b2b8" officeooo:paragraph-rsid="0018b2b8" style:font-weight-asian="normal" style:font-weight-complex="normal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font-size-asian="1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dbe03" style:font-weight-asian="bold" style:font-weight-complex="bold"/>
    </style:style>
    <style:style style:name="T5" style:family="text">
      <style:text-properties officeooo:rsid="000f78d8"/>
    </style:style>
    <style:style style:name="T6" style:family="text">
      <style:text-properties style:text-underline-style="solid" style:text-underline-type="double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Введение </text:span><text:tab/></text:p>
      <text:p text:style-name="P2"/>
      <text:p text:style-name="P3"><text:tab/>В сложившемся современном мире усложняются информационные системы. Вместе с ними возрастают требования к вычислительным сетям, благодаря которым происходит передача и обработка данных. В нынешнее время для успешной работы компаний, организаций необходима стабильная информационная система. Так как от нее может зависеть огромное количество факторов от которых зависит функциональность организации. <text:s text:c="2"/>К примеру это может быть внутренний почтовый сервис или система документооборота. Ежедневно по <text:s/>вычислительной <text:s/>информационной системе может передавать огромное количество информации. Потому возникает необходимость в административной поддержки. </text:p>
      <text:p text:style-name="P3"><text:tab/>Для успешного администрирования вычислительной системы, далее ЛС, возрастает необходимость в инструментах позволяющих эффективно отслеживать состояние ЛС. Так же <text:s/>для успешного администрирования сети необходимо знать состояние каждого ее элемента с возможностью изменять параметры его функционирования. Обычно сеть состоит из устройств различных производителей и управлять ею было бы нелегкой задачей если бы каждое из сетевых устройств понимало только свою систему команд. Поэтому возникла необходимость в создании единого языка управления сетевыми ресурсами, который бы понимали все устройства, и который, в силу этого, использовался бы всеми пакетами управления сетью для взаимодействия с конкретными устройствами.</text:p>
      <text:p text:style-name="P6"><text:tab/>Подобным языком стал SNMP - Simple Network Management Protocol. Разработанный для систем, ориентированных под операционную систему UNIX, он стал фактически общепринятым стандартом сетевых систем управления и поддерживается подавляющим большинством производителей сетевого оборудования в своих продуктах. В силу своего названия - Простой Протокол Сетевого Управления - основной задачей при его разработке было добиться <text:soft-page-break/>максимальной простоты его реализации. В результате возник протокол, включающий минимальный набор команд, однако позволяющий выполнять практически весь спектр задач управления сетевыми устройствами - от получения информации о местонахождении конкретного устройства, до возможности производить его тестирование.</text:p>
      <text:p text:style-name="P7"><text:tab/>Но так как SNMP требует определенных навыков в использовании UNIX систем, возникает необходимость в квалифицированных работниках. Часто важно иметь сотрудника который способен быстро устранить <text:s/>неисправность в ЛС, отследить состояние, а так же перенастроить оборудование. Для обучения молодого персонала требуется время и средства. Соответственно возникает потребность в сокращении времени на обучение сотрудника. Либо средства позволяющие на интуитивном уровне администрировать ЛС. </text:p>
      <text:p text:style-name="P7"><text:tab/>Цель работы <text:span text:style-name="T2">– разработка эффективной, интуитивно-понятной <text:s/>системы для мониторинга локальной вычислительной системы в рамках ИВЦ ФГБОУ ВПО МГИУ. </text:span></text:p>
      <text:p text:style-name="P6"/>
      <text:p text:style-name="P1"><text:s/><text:span text:style-name="T4">Литературный обзор</text:span></text:p>
      <text:p text:style-name="P1"/>
      <text:p text:style-name="P4"><text:span text:style-name="T4">П</text:span><text:span text:style-name="T3">остановка задачи</text:span></text:p>
      <text:p text:style-name="P5"><text:tab/><text:span text:style-name="T5">Необходимо реализовать систему мониторинга, далее СМ, <text:s/>устройств входящих в локальную вычислительную сеть МГИУ, </text:span><text:span text:style-name="T5"><text:s/>по протоколу SNMP v3. <text:s/>Она должна поддерживать шифрование передаваемых данных по сети. Делать асинхронный опрос устройств на определенные параметры задаваемые в MIB файлах и <text:s/>записывать в базу данных ответы от устройств. Данная программа должна работать в фоновом режиме, т. е. быть демоном. Так же необходимо реализовать WEB интерфейс предоставляюший возможность просмотра статистики, добавлении устройств и настройки их параметров. Более подробное описание преведенно ниже.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rebuchet MS" svg:font-family="'Trebuchet MS', Tahoma, Verdan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1T22:52:21.950714899</meta:creation-date>
    <meta:generator>LibreOffice/4.3.4.1$Linux_X86_64 LibreOffice_project/430m0$Build-1</meta:generator>
    <dc:date>2015-01-11T23:14:41.310815920</dc:date>
    <meta:editing-duration>PT22M12S</meta:editing-duration>
    <meta:editing-cycles>13</meta:editing-cycles>
    <meta:document-statistic meta:table-count="0" meta:image-count="0" meta:object-count="0" meta:page-count="2" meta:paragraph-count="9" meta:word-count="409" meta:character-count="3357" meta:non-whitespace-character-count="2933"/>
  </office:meta>
</office:document-meta>
</file>